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7800000013FCCD2990B872FD422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43cm" svg:y="11.938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84cm" svg:y="10.922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1.59cm" svg:height="5.677cm" svg:x="3.048cm" svg:y="5.08cm" presentation:class="title" presentation:user-transformed="true">
          <draw:text-box>
            <text:p text:style-name="P2"><text:span text:style-name="T1">Práctica 2-3</text:span><text:span text:style-name="T1"><text:line-break/></text:span><text:span text:style-name="T1">Cadenas de caracteres</text:span></text:p>
          </draw:text-box>
        </draw:frame>
        <draw:frame draw:style-name="gr1" draw:text-style-name="P1" draw:layer="layout" svg:width="15.296cm" svg:height="2.54cm" svg:x="5.842cm" svg:y="1.524cm">
          <draw:image xlink:href="Pictures/10000000000007800000013FCCD2990B872FD4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10-11T13:42:30.182333472</dc:date>
    <meta:editing-duration>P7DT21H6M14S</meta:editing-duration>
    <meta:editing-cycles>499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